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9" style:family="table-column">
      <style:table-column-properties fo:break-before="auto" style:column-width="4.242cm"/>
    </style:style>
    <style:style style:name="co60" style:family="table-column">
      <style:table-column-properties fo:break-before="auto" style:column-width="4.673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7.396cm"/>
    </style:style>
    <style:style style:name="co63" style:family="table-column">
      <style:table-column-properties fo:break-before="auto" style:column-width="3.096cm"/>
    </style:style>
    <style:style style:name="co64" style:family="table-column">
      <style:table-column-properties fo:break-before="auto" style:column-width="9.086cm"/>
    </style:style>
    <style:style style:name="co58" style:family="table-column">
      <style:table-column-properties fo:break-before="auto" style:column-width="2.258cm"/>
    </style:style>
    <style:style style:name="co72" style:family="table-column">
      <style:table-column-properties fo:break-before="auto" style:column-width="6.449cm"/>
    </style:style>
    <style:style style:name="co73" style:family="table-column">
      <style:table-column-properties fo:break-before="auto" style:column-width="6.477cm"/>
    </style:style>
    <style:style style:name="co74" style:family="table-column">
      <style:table-column-properties fo:break-before="auto" style:column-width="25.485cm"/>
    </style:style>
    <style:style style:name="co75" style:family="table-column">
      <style:table-column-properties fo:break-before="auto" style:column-width="5.47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3.304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1.146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3.357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385cm"/>
    </style:style>
    <style:style style:name="co22" style:family="table-column">
      <style:table-column-properties fo:break-before="auto" style:column-width="2.187cm"/>
    </style:style>
    <style:style style:name="co23" style:family="table-column">
      <style:table-column-properties fo:break-before="auto" style:column-width="2.323cm"/>
    </style:style>
    <style:style style:name="co24" style:family="table-column">
      <style:table-column-properties fo:break-before="auto" style:column-width="5.618cm"/>
    </style:style>
    <style:style style:name="co25" style:family="table-column">
      <style:table-column-properties fo:break-before="auto" style:column-width="7.661cm"/>
    </style:style>
    <style:style style:name="co26" style:family="table-column">
      <style:table-column-properties fo:break-before="auto" style:column-width="7.878cm"/>
    </style:style>
    <style:style style:name="co27" style:family="table-column">
      <style:table-column-properties fo:break-before="auto" style:column-width="5.373cm"/>
    </style:style>
    <style:style style:name="co28" style:family="table-column">
      <style:table-column-properties fo:break-before="auto" style:column-width="2.676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4.42cm"/>
    </style:style>
    <style:style style:name="co31" style:family="table-column">
      <style:table-column-properties fo:break-before="auto" style:column-width="3.466cm"/>
    </style:style>
    <style:style style:name="co32" style:family="table-column">
      <style:table-column-properties fo:break-before="auto" style:column-width="1.942cm"/>
    </style:style>
    <style:style style:name="co33" style:family="table-column">
      <style:table-column-properties fo:break-before="auto" style:column-width="3.113cm"/>
    </style:style>
    <style:style style:name="co34" style:family="table-column">
      <style:table-column-properties fo:break-before="auto" style:column-width="2.459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8.096cm"/>
    </style:style>
    <style:style style:name="co37" style:family="table-column">
      <style:table-column-properties fo:break-before="auto" style:column-width="5.131cm"/>
    </style:style>
    <style:style style:name="co38" style:family="table-column">
      <style:table-column-properties fo:break-before="auto" style:column-width="2.976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4.964cm"/>
    </style:style>
    <style:style style:name="co41" style:family="table-column">
      <style:table-column-properties fo:break-before="auto" style:column-width="4.475cm"/>
    </style:style>
    <style:style style:name="co42" style:family="table-column">
      <style:table-column-properties fo:break-before="auto" style:column-width="6.599cm"/>
    </style:style>
    <style:style style:name="co43" style:family="table-column">
      <style:table-column-properties fo:break-before="auto" style:column-width="3.685cm"/>
    </style:style>
    <style:style style:name="co44" style:family="table-column">
      <style:table-column-properties fo:break-before="auto" style:column-width="6.272cm"/>
    </style:style>
    <style:style style:name="co45" style:family="table-column">
      <style:table-column-properties fo:break-before="auto" style:column-width="5.346cm"/>
    </style:style>
    <style:style style:name="co46" style:family="table-column">
      <style:table-column-properties fo:break-before="auto" style:column-width="6.98cm"/>
    </style:style>
    <style:style style:name="co47" style:family="table-column">
      <style:table-column-properties fo:break-before="auto" style:column-width="7.389cm"/>
    </style:style>
    <style:style style:name="co48" style:family="table-column">
      <style:table-column-properties fo:break-before="auto" style:column-width="7.825cm"/>
    </style:style>
    <style:style style:name="co49" style:family="table-column">
      <style:table-column-properties fo:break-before="auto" style:column-width="1.997cm"/>
    </style:style>
    <style:style style:name="co50" style:family="table-column">
      <style:table-column-properties fo:break-before="auto" style:column-width="4.692cm"/>
    </style:style>
    <style:style style:name="co51" style:family="table-column">
      <style:table-column-properties fo:break-before="auto" style:column-width="10.139cm"/>
    </style:style>
    <style:style style:name="co52" style:family="table-column">
      <style:table-column-properties fo:break-before="auto" style:column-width="7.525cm"/>
    </style:style>
    <style:style style:name="co53" style:family="table-column">
      <style:table-column-properties fo:break-before="auto" style:column-width="25.471cm"/>
    </style:style>
    <style:style style:name="co54" style:family="table-column">
      <style:table-column-properties fo:break-before="auto" style:column-width="6.135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154cm"/>
    </style:style>
    <style:style style:name="co57" style:family="table-column">
      <style:table-column-properties fo:break-before="auto" style:column-width="0.933cm"/>
    </style:style>
    <style:style style:name="co65" style:family="table-column">
      <style:table-column-properties fo:break-before="auto" style:column-width="1.207cm"/>
    </style:style>
    <style:style style:name="co66" style:family="table-column">
      <style:table-column-properties fo:break-before="auto" style:column-width="1.559cm"/>
    </style:style>
    <style:style style:name="co67" style:family="table-column">
      <style:table-column-properties fo:break-before="auto" style:column-width="6.435cm"/>
    </style:style>
    <style:style style:name="co68" style:family="table-column">
      <style:table-column-properties fo:break-before="auto" style:column-width="3.739cm"/>
    </style:style>
    <style:style style:name="co69" style:family="table-column">
      <style:table-column-properties fo:break-before="auto" style:column-width="7.883cm"/>
    </style:style>
    <style:style style:name="co70" style:family="table-column">
      <style:table-column-properties fo:break-before="auto" style:column-width="6.027cm"/>
    </style:style>
    <style:style style:name="co71" style:family="table-column">
      <style:table-column-properties fo:break-before="auto" style:column-width="3.494cm"/>
    </style:style>
    <style:style style:name="co76" style:family="table-column">
      <style:table-column-properties fo:break-before="auto" style:column-width="3.521cm"/>
    </style:style>
    <style:style style:name="co77" style:family="table-column">
      <style:table-column-properties fo:break-before="auto" style:column-width="0.552cm"/>
    </style:style>
    <style:style style:name="co78" style:family="table-column">
      <style:table-column-properties fo:break-before="auto" style:column-width="1.833cm"/>
    </style:style>
    <style:style style:name="co79" style:family="table-column">
      <style:table-column-properties fo:break-before="auto" style:column-width="0.907cm"/>
    </style:style>
    <style:style style:name="co80" style:family="table-column">
      <style:table-column-properties fo:break-before="auto" style:column-width="3.468cm"/>
    </style:style>
    <style:style style:name="co81" style:family="table-column">
      <style:table-column-properties fo:break-before="auto" style:column-width="3.496cm"/>
    </style:style>
    <style:style style:name="co82" style:family="table-column">
      <style:table-column-properties fo:break-before="auto" style:column-width="4.757cm"/>
    </style:style>
    <style:style style:name="co83" style:family="table-column">
      <style:table-column-properties fo:break-before="auto" style:column-width="3.611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718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ce2" style:family="table-cell" style:parent-style-name="Default" style:data-style-name="N84"/>
    <style:style style:name="ce3" style:family="table-cell" style:parent-style-name="Default" style:data-style-name="N100"/>
    <style:style style:name="ce4" style:family="table-cell" style:parent-style-name="Default" style:data-style-name="N0"/>
  </office:automatic-styles>
  <office:body>
    <office:spreadsheet>
      <table:table table:name="Feuille1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row table:style-name="ro3">
          <table:table-cell office:value-type="string">
            <text:p>générique</text:p>
          </table:table-cell>
          <table:table-cell office:value-type="string">
            <text:p>N° de Contrat</text:p>
          </table:table-cell>
          <table:table-cell office:value-type="string">
            <text:p>ID système source</text:p>
          </table:table-cell>
          <table:table-cell office:value-type="string">
            <text:p>Dimension PGI</text:p>
          </table:table-cell>
          <table:table-cell office:value-type="string">
            <text:p>Correspondance</text:p>
          </table:table-cell>
          <table:table-cell office:value-type="string">
            <text:p>N° Affaire/Tender</text:p>
          </table:table-cell>
          <table:table-cell office:value-type="string">
            <text:p>Nouveau <text:s/></text:p>
            <text:p>N° Affaire</text:p>
          </table:table-cell>
          <table:table-cell office:value-type="string">
            <text:p>CRC</text:p>
          </table:table-cell>
          <table:table-cell office:value-type="string">
            <text:p>Objet </text:p>
          </table:table-cell>
          <table:table-cell office:value-type="string">
            <text:p>Sous-ensemble</text:p>
          </table:table-cell>
          <table:table-cell office:value-type="string">
            <text:p>Code article</text:p>
          </table:table-cell>
          <table:table-cell office:value-type="string">
            <text:p>Début</text:p>
            <text:p>contrat</text:p>
          </table:table-cell>
          <table:table-cell office:value-type="string">
            <text:p>Date Fin marché</text:p>
            <text:p>part ferme</text:p>
            <text:p>contrat</text:p>
          </table:table-cell>
          <table:table-cell office:value-type="string">
            <text:p>Date fin marché toutes options incluses</text:p>
            <text:p>contrat</text:p>
          </table:table-cell>
          <table:table-cell office:value-type="string">
            <text:p>Date fin marché toutes options incluses</text:p>
            <text:p>calculée</text:p>
          </table:table-cell>
          <table:table-cell office:value-type="string">
            <text:p>Nombre d'options de prorogation</text:p>
          </table:table-cell>
          <table:table-cell office:value-type="string">
            <text:p>Durée Option 1</text:p>
          </table:table-cell>
          <table:table-cell office:value-type="string">
            <text:p>Date de fin option 1</text:p>
          </table:table-cell>
          <table:table-cell office:value-type="string">
            <text:p>Durée Option 2</text:p>
          </table:table-cell>
          <table:table-cell office:value-type="string">
            <text:p>Date de fin option 2</text:p>
          </table:table-cell>
          <table:table-cell office:value-type="string">
            <text:p>Durée Option 3</text:p>
          </table:table-cell>
          <table:table-cell office:value-type="string">
            <text:p>Date de fin option 3</text:p>
          </table:table-cell>
          <table:table-cell office:value-type="string">
            <text:p>Durée Option 4</text:p>
          </table:table-cell>
          <table:table-cell office:value-type="string">
            <text:p>Date de fin option 4</text:p>
          </table:table-cell>
          <table:table-cell office:value-type="string">
            <text:p>Durée Option 5</text:p>
          </table:table-cell>
          <table:table-cell office:value-type="string">
            <text:p>Date de fin option 5</text:p>
          </table:table-cell>
          <table:table-cell office:value-type="string">
            <text:p>Durée Option 6</text:p>
          </table:table-cell>
          <table:table-cell office:value-type="string">
            <text:p>Date de fin option 6</text:p>
          </table:table-cell>
          <table:table-cell office:value-type="string">
            <text:p>Durée Option 7</text:p>
          </table:table-cell>
          <table:table-cell office:value-type="string">
            <text:p>Date de fin option 7</text:p>
          </table:table-cell>
          <table:table-cell office:value-type="string">
            <text:p>Durée Option 8</text:p>
          </table:table-cell>
          <table:table-cell office:value-type="string">
            <text:p>Date de fin option 8</text:p>
          </table:table-cell>
          <table:table-cell office:value-type="string">
            <text:p>RECURRENT</text:p>
          </table:table-cell>
          <table:table-cell office:value-type="string">
            <text:p>DIRECTION </text:p>
            <text:p>PORTEUSE </text:p>
          </table:table-cell>
          <table:table-cell office:value-type="string">
            <text:p>Direction </text:p>
            <text:p>Utilisatrice</text:p>
          </table:table-cell>
          <table:table-cell office:value-type="string">
            <text:p>PRESCRIPTEUR</text:p>
          </table:table-cell>
          <table:table-cell office:value-type="string">
            <text:p>Téléphone</text:p>
          </table:table-cell>
          <table:table-cell office:value-type="string">
            <text:p>PILOTE DE MARCHE</text:p>
          </table:table-cell>
          <table:table-cell office:value-type="string">
            <text:p>Téléphone</text:p>
          </table:table-cell>
          <table:table-cell office:value-type="string">
            <text:p>ACHETEUR</text:p>
          </table:table-cell>
          <table:table-cell office:value-type="string">
            <text:p>Téléphone</text:p>
          </table:table-cell>
          <table:table-cell office:value-type="string">
            <text:p>Nom Fournisseur</text:p>
          </table:table-cell>
          <table:table-cell office:value-type="string">
            <text:p>Code Fournisseur PGI</text:p>
          </table:table-cell>
          <table:table-cell office:value-type="string">
            <text:p>N° SIRET</text:p>
          </table:table-cell>
          <table:table-cell office:value-type="string">
            <text:p>Gré à Gré</text:p>
          </table:table-cell>
          <table:table-cell office:value-type="string">
            <text:p>Date de début de validité PGI</text:p>
          </table:table-cell>
          <table:table-cell office:value-type="string">
            <text:p>Date de fin de validité PGI</text:p>
          </table:table-cell>
          <table:table-cell office:value-type="string">
            <text:p>PROROGATION décidée </text:p>
            <text:p>(OUI ou NON)</text:p>
          </table:table-cell>
          <table:table-cell office:value-type="string">
            <text:p>Délai d'alerte en mois</text:p>
          </table:table-cell>
          <table:table-cell office:value-type="string">
            <text:p>N° option en cours</text:p>
            <text:p>(0 si période ferme)</text:p>
          </table:table-cell>
          <table:table-cell office:value-type="string">
            <text:p>Durée option en cours </text:p>
            <text:p>(en mois)</text:p>
          </table:table-cell>
          <table:table-cell office:value-type="string">
            <text:p>Date de fin du marché en cours de validité</text:p>
          </table:table-cell>
          <table:table-cell office:value-type="string">
            <text:p>Disponibilité du marché renouvelé</text:p>
          </table:table-cell>
          <table:table-cell office:value-type="string">
            <text:p>Nombre d'options de prolongation</text:p>
            <text:p>(colonne M)</text:p>
          </table:table-cell>
          <table:table-cell office:value-type="string">
            <text:p>Maîtrise du Choix futur (serein = 4 ; danger = 1)</text:p>
          </table:table-cell>
          <table:table-cell office:value-type="string">
            <text:p>Alternative</text:p>
          </table:table-cell>
          <table:table-cell office:value-type="string">
            <text:p>Information complémentaire</text:p>
          </table:table-cell>
          <table:table-cell office:value-type="string">
            <text:p>Alerte information fournisseur</text:p>
            <text:p>pour levée d'option</text:p>
            <text:p>(5 mois avant)</text:p>
          </table:table-cell>
          <table:table-cell office:value-type="string">
            <text:p>Avertissement part ferme -outil planning</text:p>
          </table:table-cell>
          <table:table-cell office:value-type="string">
            <text:p>Avertissement marché en cours-outil planning</text:p>
          </table:table-cell>
          <table:table-cell office:value-type="string">
            <text:p>A REFORMULER mais garder les aboutissants</text:p>
            <text:p>="Date limite pour décider un renouvellement ou la levée de l'option en colonne BB</text:p>
            <text:p><text:s/>(Délai outil planning)</text:p>
            <text:p>article 5"</text:p>
          </table:table-cell>
          <table:table-cell office:value-type="string">
            <text:p>Décision de levée d'option</text:p>
            <text:p>(OUI/NON)</text:p>
          </table:table-cell>
          <table:table-cell office:value-type="string">
            <text:p>Information réalisée?</text:p>
            <text:p>(OUI/NON)</text:p>
          </table:table-cell>
          <table:table-cell office:value-type="string">
            <text:p>Durée de l'option suivante</text:p>
            <text:p>en mois</text:p>
          </table:table-cell>
          <table:table-cell office:value-type="string">
            <text:p>Date de fin de l'option suivante</text:p>
          </table:table-cell>
          <table:table-cell office:value-type="string">
            <text:p>QUI</text:p>
          </table:table-cell>
          <table:table-cell office:value-type="string">
            <text:p>QUOI</text:p>
          </table:table-cell>
          <table:table-cell office:value-type="string">
            <text:p>QUAND</text:p>
          </table:table-cell>
          <table:table-cell office:value-type="string">
            <text:p>Lien contrat</text:p>
            <text:p>(document WORD ou PDF)</text:p>
          </table:table-cell>
          <table:table-cell office:value-type="string">
            <text:p>PART FERME (NSM)</text:p>
          </table:table-cell>
          <table:table-cell office:value-type="string">
            <text:p>PART OPTIONNELLE (NSM)</text:p>
          </table:table-cell>
          <table:table-cell office:value-type="string">
            <text:p>Montant global</text:p>
          </table:table-cell>
          <table:table-cell office:value-type="string">
            <text:p>X = générique avec montant non nul</text:p>
          </table:table-cell>
          <table:table-cell office:value-type="string">
            <text:p>Valeur Cible</text:p>
            <text:p>d'origine</text:p>
          </table:table-cell>
          <table:table-cell office:value-type="string">
            <text:p>Dernière</text:p>
            <text:p>Valeur Cible</text:p>
            <text:p/>
          </table:table-cell>
          <table:table-cell table:number-columns-repeated="5"/>
        </table:table-row>
        <table:table-row table:style-name="ro6">
          <table:table-cell table:number-columns-repeated="2" office:value-type="string">
            <text:p>C402T91590</text:p>
          </table:table-cell>
          <table:table-cell office:value-type="string">
            <text:p>F2</text:p>
          </table:table-cell>
          <table:table-cell office:value-type="float" office:value="7">
            <text:p>7</text:p>
          </table:table-cell>
          <table:table-cell office:value-type="string">
            <text:p>Pas Contrat physique (vu avec P.Magnez)</text:p>
            <text:p>Contrat renégocié en 2014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A84949</text:p>
          </table:table-cell>
          <table:table-cell office:value-type="string">
            <text:p>Redevance Radio</text:p>
          </table:table-cell>
          <table:table-cell office:value-type="string">
            <text:p>Télécommunication</text:p>
          </table:table-cell>
          <table:table-cell office:value-type="float" office:value="1060000665">
            <text:p>1060000665</text:p>
          </table:table-cell>
          <table:table-cell table:style-name="ce2" office:value-type="date" office:date-value="2010-01-01">
            <text:p>2010-01-01</text:p>
          </table:table-cell>
          <table:table-cell table:number-columns-repeated="3" table:style-name="ce3" office:value-type="string">
            <text:p>2014-12-31</text:p>
          </table:table-cell>
          <table:table-cell table:number-columns-repeated="18"/>
          <table:table-cell office:value-type="string">
            <text:p>DSP</text:p>
          </table:table-cell>
          <table:table-cell office:value-type="string">
            <text:p>ESI2</text:p>
          </table:table-cell>
          <table:table-cell table:number-columns-repeated="2"/>
          <table:table-cell table:style-name="ce1" office:value-type="string">
            <text:p>J58319</text:p>
          </table:table-cell>
          <table:table-cell/>
          <table:table-cell table:style-name="ce1" office:value-type="string">
            <text:p>F44742</text:p>
          </table:table-cell>
          <table:table-cell/>
          <table:table-cell office:value-type="string">
            <text:p>AUTORITE REGUL COMM ELECTRO <text:s/>POSTES</text:p>
          </table:table-cell>
          <table:table-cell office:value-type="float" office:value="478470">
            <text:p>478470</text:p>
          </table:table-cell>
          <table:table-cell office:value-type="float" office:value="11000035300026">
            <text:p>11000035300026</text:p>
          </table:table-cell>
          <table:table-cell/>
          <table:table-cell table:style-name="ce3" office:value-type="string">
            <text:p>2009-11-26</text:p>
          </table:table-cell>
          <table:table-cell table:style-name="ce3" office:value-type="string">
            <text:p>2014-12-31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3" office:value-type="string">
            <text:p>2014-12-31</text:p>
          </table:table-cell>
          <table:table-cell table:style-name="ce3" office:value-type="string">
            <text:p>2016-05-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A voir</text:p>
          </table:table-cell>
          <table:table-cell table:number-columns-repeated="8"/>
          <table:table-cell table:style-name="ce4" office:value-type="float" office:value="17669000">
            <text:p>17669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669000">
            <text:p>17669000</text:p>
          </table:table-cell>
          <table:table-cell table:style-name="ce4" office:value-type="string">
            <text:p>X</text:p>
          </table:table-cell>
          <table:table-cell table:number-columns-repeated="2" table:style-name="ce4" office:value-type="float" office:value="17669000">
            <text:p>17669000</text:p>
          </table:table-cell>
          <table:table-cell table:number-columns-repeated="5"/>
        </table:table-row>
        <table:table-row table:style-name="ro5">
          <table:table-cell table:number-columns-repeated="2" office:value-type="string">
            <text:p>C402C71170</text:p>
          </table:table-cell>
          <table:table-cell office:value-type="string">
            <text:p>F2</text:p>
          </table:table-cell>
          <table:table-cell office:value-type="float" office:value="5">
            <text:p>5</text:p>
          </table:table-cell>
          <table:table-cell/>
          <table:table-cell office:value-type="float" office:value="2782">
            <text:p>2782</text:p>
          </table:table-cell>
          <table:table-cell/>
          <table:table-cell table:style-name="ce1" office:value-type="string">
            <text:p>A84949</text:p>
          </table:table-cell>
          <table:table-cell office:value-type="string">
            <text:p>Prestations TMA des applis Centres d'appels Commerce</text:p>
          </table:table-cell>
          <table:table-cell office:value-type="string">
            <text:p>Prestations Informatiques</text:p>
          </table:table-cell>
          <table:table-cell office:value-type="float" office:value="1060000025">
            <text:p>1060000025</text:p>
          </table:table-cell>
          <table:table-cell table:style-name="ce2" office:value-type="date" office:date-value="2007-10-15">
            <text:p>2007-10-15</text:p>
          </table:table-cell>
          <table:table-cell table:style-name="ce2" office:value-type="date" office:date-value="2010-10-14">
            <text:p>2010-10-14</text:p>
          </table:table-cell>
          <table:table-cell table:number-columns-repeated="2" table:style-name="ce2" office:value-type="date" office:date-value="2012-10-14">
            <text:p>2012-10-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2" office:value-type="date" office:date-value="2011-10-14">
            <text:p>2011-10-14</text:p>
          </table:table-cell>
          <table:table-cell office:value-type="float" office:value="12">
            <text:p>12</text:p>
          </table:table-cell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table:style-name="ce2" office:value-type="date" office:date-value="2012-10-14">
            <text:p>2012-10-14</text:p>
          </table:table-cell>
          <table:table-cell/>
          <table:table-cell office:value-type="string">
            <text:p>DSP</text:p>
          </table:table-cell>
          <table:table-cell/>
          <table:table-cell table:style-name="ce1" office:value-type="string">
            <text:p>J58319</text:p>
          </table:table-cell>
          <table:table-cell table:number-columns-repeated="3"/>
          <table:table-cell table:style-name="ce1" office:value-type="string">
            <text:p>F44742</text:p>
          </table:table-cell>
          <table:table-cell/>
          <table:table-cell office:value-type="string">
            <text:p>Un nom de fournisseur</text:p>
          </table:table-cell>
          <table:table-cell office:value-type="string">
            <text:p>Un code fournisseur PGI</text:p>
          </table:table-cell>
          <table:table-cell table:style-name="ce1" office:value-type="float" office:value="11000035300027">
            <text:p>11000035300027</text:p>
          </table:table-cell>
          <table:table-cell/>
          <table:table-cell table:style-name="ce2" office:value-type="date" office:date-value="2007-10-15">
            <text:p>2007-10-15</text:p>
          </table:table-cell>
          <table:table-cell table:style-name="ce2" office:value-type="date" office:date-value="2008-12-31">
            <text:p>2008-12-31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Marché terminé</text:p>
          </table:table-cell>
          <table:table-cell office:value-type="string">
            <text:p>N° option invalide</text:p>
          </table:table-cell>
          <table:table-cell office:value-type="string">
            <text:p>#VALEUR!</text:p>
          </table:table-cell>
          <table:table-cell table:style-name="ce2" office:value-type="date" office:date-value="2015-11-26">
            <text:p>2015-11-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Gré à gré</text:p>
          </table:table-cell>
          <table:table-cell office:value-type="string">
            <text:p>Nbre maxi d'options atteint</text:p>
          </table:table-cell>
          <table:table-cell office:value-type="string">
            <text:p>Sans objet</text:p>
          </table:table-cell>
          <table:table-cell table:style-name="ce2" office:value-type="date" office:date-value="2009-04-14">
            <text:p>2009-04-14</text:p>
          </table:table-cell>
          <table:table-cell office:value-type="string">
            <text:p>#VALEUR!</text:p>
          </table:table-cell>
          <table:table-cell office:value-type="string">
            <text:p>#NOMBRE!</text:p>
          </table:table-cell>
          <table:table-cell table:number-columns-repeated="8"/>
          <table:table-cell table:style-name="ce4" office:value-type="float" office:value="2698312">
            <text:p>2698312</text:p>
          </table:table-cell>
          <table:table-cell table:style-name="ce4" office:value-type="float" office:value="6674004">
            <text:p>6674004</text:p>
          </table:table-cell>
          <table:table-cell table:style-name="ce4" office:value-type="float" office:value="9372316">
            <text:p>9372316</text:p>
          </table:table-cell>
          <table:table-cell table:style-name="ce4" office:value-type="string">
            <text:p>X</text:p>
          </table:table-cell>
          <table:table-cell table:number-columns-repeated="2" table:style-name="ce4" office:value-type="float" office:value="7325964.49">
            <text:p>7325964,49</text:p>
          </table:table-cell>
          <table:table-cell table:number-columns-repeated="5"/>
        </table:table-row>
        <table:table-row table:style-name="ro4" table:number-rows-repeated="1048571">
          <table:table-cell table:number-columns-repeated="80"/>
        </table:table-row>
        <table:table-row table:style-name="ro4">
          <table:table-cell table:number-columns-repeated="80"/>
        </table:table-row>
      </table:table>
      <table:table table:name="Feuille2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8" table:number-columns-repeated="2" table:default-cell-style-name="Default"/>
        <table:table-row table:style-name="ro4">
          <table:table-cell office:value-type="string">
            <text:p>NNI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cn</text:p>
          </table:table-cell>
          <table:table-cell office:value-type="string">
            <text:p>departmentNumber</text:p>
          </table:table-cell>
          <table:table-cell/>
          <table:table-cell office:value-type="string">
            <text:p>N° TELEPHONE </text:p>
          </table:table-cell>
          <table:table-cell office:value-type="string">
            <text:p>mail</text:p>
          </table:table-cell>
        </table:table-row>
        <table:table-row table:style-name="ro4">
          <table:table-cell office:value-type="string">
            <text:p>A84949</text:p>
          </table:table-cell>
          <table:table-cell office:value-type="string">
            <text:p>VERTUEUX</text:p>
          </table:table-cell>
          <table:table-cell office:value-type="string">
            <text:p>CAROLE</text:p>
          </table:table-cell>
          <table:table-cell office:value-type="string">
            <text:p>CAROLE VERTUEUX</text:p>
          </table:table-cell>
          <table:table-cell office:value-type="float" office:value="621706014">
            <text:p>621706014</text:p>
          </table:table-cell>
          <table:table-cell office:value-type="string">
            <text:p>EDF / E D F / FINANCES / SYN TRANSF GPE / SYN TRANSF GPE - niveau 3 / DIR ACHATS GPE / DAIT / DAIT / AGTS DAIT</text:p>
          </table:table-cell>
          <table:table-cell office:value-type="string">
            <text:p>331 56 65 31 36</text:p>
          </table:table-cell>
          <table:table-cell office:value-type="string">
            <text:p>carole.vertueux@edf.fr</text:p>
          </table:table-cell>
        </table:table-row>
        <table:table-row table:style-name="ro5">
          <table:table-cell office:value-type="string">
            <text:p>J58319</text:p>
          </table:table-cell>
          <table:table-cell office:value-type="string">
            <text:p>GONCALVES</text:p>
          </table:table-cell>
          <table:table-cell office:value-type="string">
            <text:p>OLIVIER</text:p>
          </table:table-cell>
          <table:table-cell office:value-type="string">
            <text:p>OLIVIER GONCALVES (manquant dans tableau d'origine)</text:p>
          </table:table-cell>
          <table:table-cell office:value-type="float" office:value="621706014">
            <text:p>621706014</text:p>
          </table:table-cell>
          <table:table-cell office:value-type="string">
            <text:p>EDF / E D F / FINANCES / SYN TRANSF GPE / SYN TRANSF GPE - niveau 3 / DIR ACHATS GPE / DAIT / DAIT / AGTS DAIT</text:p>
          </table:table-cell>
          <table:table-cell office:value-type="string">
            <text:p>331 56 65 01 83</text:p>
          </table:table-cell>
          <table:table-cell office:value-type="string">
            <text:p><text:a xlink:href="mailto:olivier.goncalves@dummy.fr" xlink:type="simple">olivier.goncalves@dummy.fr</text:a></text:p>
          </table:table-cell>
        </table:table-row>
        <table:table-row table:style-name="ro4">
          <table:table-cell office:value-type="string">
            <text:p>F44742</text:p>
          </table:table-cell>
          <table:table-cell office:value-type="string">
            <text:p>PERON</text:p>
          </table:table-cell>
          <table:table-cell office:value-type="string">
            <text:p>ARNAUD</text:p>
          </table:table-cell>
          <table:table-cell office:value-type="string">
            <text:p>ARNAUD PERON</text:p>
          </table:table-cell>
          <table:table-cell office:value-type="float" office:value="621708064">
            <text:p>621708064</text:p>
          </table:table-cell>
          <table:table-cell office:value-type="string">
            <text:p>EDF / E D F / FINANCES / SYN TRANSF GPE / SYN TRANSF GPE - niveau 3 / DIR ACHATS GPE / ACHAT INGENIERI / AAT / AGENTS AAT</text:p>
          </table:table-cell>
          <table:table-cell office:value-type="string">
            <text:p>331 56 65 34 35</text:p>
          </table:table-cell>
          <table:table-cell office:value-type="string">
            <text:p>arnaud.peron@edf.fr</text:p>
          </table:table-cell>
        </table:table-row>
      </table:table>
      <table:table table:name="Feuille3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ID Parent</text:p>
          </table:table-cell>
          <table:table-cell/>
        </table:table-row>
        <table:table-row table:style-name="ro4">
          <table:table-cell office:value-type="float" office:value="621706014">
            <text:p>621706014</text:p>
          </table:table-cell>
          <table:table-cell office:value-type="string">
            <text:p>AGENTS DAIT</text:p>
          </table:table-cell>
          <table:table-cell office:value-type="string">
            <text:p>DAIT-DAIT</text:p>
          </table:table-cell>
          <table:table-cell/>
        </table:table-row>
        <table:table-row table:style-name="ro4">
          <table:table-cell office:value-type="string">
            <text:p>DAIT-DAIT</text:p>
          </table:table-cell>
          <table:table-cell table:number-columns-repeated="2" office:value-type="string">
            <text:p>DAIT</text:p>
          </table:table-cell>
          <table:table-cell/>
        </table:table-row>
        <table:table-row table:style-name="ro4">
          <table:table-cell table:number-columns-repeated="2" office:value-type="string">
            <text:p>DAIT</text:p>
          </table:table-cell>
          <table:table-cell office:value-type="string">
            <text:p>DIR ACHATS GPE</text:p>
          </table:table-cell>
          <table:table-cell/>
        </table:table-row>
        <table:table-row table:style-name="ro4">
          <table:table-cell table:number-columns-repeated="2" office:value-type="string">
            <text:p>DIR ACHATS GPE</text:p>
          </table:table-cell>
          <table:table-cell office:value-type="string">
            <text:p>SYN TRANSF GPE - niveau 3</text:p>
          </table:table-cell>
          <table:table-cell/>
        </table:table-row>
        <table:table-row table:style-name="ro4">
          <table:table-cell table:number-columns-repeated="2" office:value-type="string">
            <text:p>SYN TRANSF GPE - niveau 3</text:p>
          </table:table-cell>
          <table:table-cell office:value-type="string">
            <text:p>SYN TRANSF GPE</text:p>
          </table:table-cell>
          <table:table-cell/>
        </table:table-row>
        <table:table-row table:style-name="ro4">
          <table:table-cell table:number-columns-repeated="2" office:value-type="string">
            <text:p>SYN TRANSF GPE</text:p>
          </table:table-cell>
          <table:table-cell office:value-type="string">
            <text:p>FINANCES</text:p>
          </table:table-cell>
          <table:table-cell/>
        </table:table-row>
        <table:table-row table:style-name="ro4">
          <table:table-cell table:number-columns-repeated="2" office:value-type="string">
            <text:p>FINANCES</text:p>
          </table:table-cell>
          <table:table-cell office:value-type="string">
            <text:p>E D F</text:p>
          </table:table-cell>
          <table:table-cell/>
        </table:table-row>
        <table:table-row table:style-name="ro4">
          <table:table-cell table:number-columns-repeated="2" office:value-type="string">
            <text:p>E D F</text:p>
          </table:table-cell>
          <table:table-cell office:value-type="string">
            <text:p>EDF</text:p>
          </table:table-cell>
          <table:table-cell/>
        </table:table-row>
        <table:table-row table:style-name="ro4">
          <table:table-cell table:number-columns-repeated="2" office:value-type="string">
            <text:p>EDF</text:p>
          </table:table-cell>
          <table:table-cell table:number-columns-repeated="2"/>
        </table:table-row>
      </table:table>
      <table:table table:name="Feuille4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5"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Nom entreprise</text:p>
          </table:table-cell>
        </table:table-row>
        <table:table-row table:style-name="ro4">
          <table:table-cell office:value-type="float" office:value="11000035300026">
            <text:p>11000035300026</text:p>
          </table:table-cell>
          <table:table-cell office:value-type="float" office:value="110000353">
            <text:p>110000353</text:p>
          </table:table-cell>
          <table:table-cell office:value-type="string">
            <text:p>Toto</text:p>
          </table:table-cell>
        </table:table-row>
        <table:table-row table:style-name="ro4">
          <table:table-cell table:style-name="ce1" office:value-type="float" office:value="11000035300027">
            <text:p>11000035300027</text:p>
          </table:table-cell>
          <table:table-cell office:value-type="float" office:value="110000353">
            <text:p>110000353</text:p>
          </table:table-cell>
          <table:table-cell office:value-type="string">
            <text:p>Toto</text:p>
          </table:table-cell>
        </table:table-row>
      </table:table>
      <table:table table:name="Feuille5" table:style-name="ta1">
        <table:table-column table:style-name="co58" table:default-cell-style-name="Default"/>
        <table:table-column table:style-name="co83" table:default-cell-style-name="Default"/>
        <table:table-row table:style-name="ro5">
          <table:table-cell office:value-type="string">
            <text:p>siren</text:p>
          </table:table-cell>
          <table:table-cell office:value-type="string">
            <text:p>regroupement</text:p>
          </table:table-cell>
        </table:table-row>
        <table:table-row table:style-name="ro4">
          <table:table-cell office:value-type="float" office:value="110000353">
            <text:p>110000353</text:p>
          </table:table-cell>
          <table:table-cell office:value-type="string">
            <text:p>Mon regroup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6-03T13:20:50</dc:date>
    <dc:creator>Thomas Francart</dc:creator>
    <meta:editing-duration>PT2H58M45S</meta:editing-duration>
    <meta:editing-cycles>21</meta:editing-cycles>
    <meta:document-statistic meta:table-count="5" meta:cell-count="236" meta:object-count="0"/>
  </office:meta>
</office:document-meta>
</file>